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eue Plak" svg:font-family="'Neue Plak', apple-system, BlinkMacSystemFont, Roboto, 'Helvetica Neue', Helvetica, Tahoma, Arial, sans-serif"/>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d2d1" officeooo:paragraph-rsid="001fd2d1"/>
    </style:style>
    <style:style style:name="P2" style:family="paragraph" style:parent-style-name="Standard">
      <style:text-properties officeooo:paragraph-rsid="001fd2d1"/>
    </style:style>
    <style:style style:name="P3" style:family="paragraph" style:parent-style-name="Standard">
      <style:paragraph-properties fo:text-align="center" style:justify-single-word="false"/>
      <style:text-properties fo:color="#000000" fo:font-size="16pt" style:text-underline-style="solid" style:text-underline-width="auto" style:text-underline-color="font-color" fo:font-weight="bold" officeooo:rsid="001fd2d1" officeooo:paragraph-rsid="001fd2d1"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000000" fo:font-size="14pt" fo:font-weight="bold" officeooo:rsid="001fd2d1" officeooo:paragraph-rsid="001fd2d1" style:font-size-asian="14pt" style:font-weight-asian="bold" style:font-size-complex="14pt" style:font-weight-complex="bold"/>
    </style:style>
    <style:style style:name="P5" style:family="paragraph" style:parent-style-name="Standard">
      <style:text-properties fo:font-weight="bold" officeooo:rsid="001fd2d1" officeooo:paragraph-rsid="001fd2d1" style:font-weight-asian="bold" style:font-weight-complex="bold"/>
    </style:style>
    <style:style style:name="P6" style:family="paragraph" style:parent-style-name="Standard">
      <style:text-properties fo:font-size="14pt" fo:font-weight="bold" officeooo:rsid="001fd2d1" officeooo:paragraph-rsid="001fd2d1" style:font-size-asian="14pt" style:font-weight-asian="bold" style:font-size-complex="14pt" style:font-weight-complex="bold"/>
    </style:style>
    <style:style style:name="P7" style:family="paragraph" style:parent-style-name="Standard">
      <style:text-properties fo:font-size="14pt" officeooo:paragraph-rsid="001fd2d1" style:font-size-asian="14pt" style:font-size-complex="14pt"/>
    </style:style>
    <style:style style:name="P8" style:family="paragraph" style:parent-style-name="Standard">
      <style:paragraph-properties fo:text-align="center" style:justify-single-word="false"/>
      <style:text-properties officeooo:paragraph-rsid="001fd2d1"/>
    </style:style>
    <style:style style:name="P9" style:family="paragraph" style:parent-style-name="Standard">
      <style:paragraph-properties fo:text-align="center" style:justify-single-word="false"/>
      <style:text-properties officeooo:rsid="00219107" officeooo:paragraph-rsid="00219107"/>
    </style:style>
    <style:style style:name="P10" style:family="paragraph" style:parent-style-name="Standard">
      <style:paragraph-properties fo:text-align="center" style:justify-single-word="false"/>
      <style:text-properties fo:font-size="12pt" officeooo:rsid="00219107" officeooo:paragraph-rsid="00219107" style:font-size-asian="12pt" style:font-size-complex="12pt"/>
    </style:style>
    <style:style style:name="T1" style:family="text">
      <style:text-properties officeooo:rsid="001fd2d1"/>
    </style:style>
    <style:style style:name="T2"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000000" style:font-name="Liberation Serif" fo:letter-spacing="normal" fo:font-style="normal" fo:font-weight="bold" style:font-weight-asian="bold" style:font-weight-complex="bold"/>
    </style:style>
    <style:style style:name="T4" style:family="text">
      <style:text-properties fo:font-variant="normal" fo:text-transform="none" fo:color="#3c4043" style:font-name="Liberation Serif" fo:letter-spacing="normal" fo:font-style="normal" fo:font-weight="bold" style:font-weight-asian="bold" style:font-weight-complex="bold"/>
    </style:style>
    <style:style style:name="T5" style:family="text">
      <style:text-properties fo:font-variant="normal" fo:text-transform="none" fo:color="#3c4043" style:font-name="Roboto" fo:font-size="10.5pt" fo:letter-spacing="normal" fo:font-style="normal" fo:font-weight="bold" style:font-size-asian="12pt" style:font-weight-asian="bold" style:font-size-complex="12pt" style:font-weight-complex="bold"/>
    </style:style>
    <style:style style:name="T6" style:family="text">
      <style:text-properties fo:font-variant="normal" fo:text-transform="none" fo:color="#3c4043" style:font-name="Roboto" fo:letter-spacing="normal" fo:font-style="normal" fo:font-weight="bold" style:font-weight-asian="bold" style:font-weight-complex="bold"/>
    </style:style>
    <style:style style:name="T7" style:family="text">
      <style:text-properties fo:color="#000000" style:font-name="Liberation Serif"/>
    </style:style>
    <style:style style:name="T8" style:family="text">
      <style:text-properties fo:color="#000000" style:font-name="Liberation Serif" fo:font-size="12pt" style:font-size-asian="12pt" style:font-size-complex="12pt"/>
    </style:style>
    <style:style style:name="T9" style:family="text">
      <style:text-properties fo:color="#000000" style:font-name="Liberation Serif" fo:font-size="12pt" fo:font-weight="bold" style:font-size-asian="12pt" style:font-weight-asian="bold" style:font-size-complex="12pt" style:font-weight-complex="bold"/>
    </style:style>
    <style:style style:name="T10" style:family="text">
      <style:text-properties fo:color="#000000" style:font-name="Liberation Serif" fo:font-size="12pt" fo:font-weight="bold" officeooo:rsid="001fd2d1" style:font-size-asian="12pt" style:font-weight-asian="bold" style:font-size-complex="12pt" style:font-weight-complex="bold"/>
    </style:style>
    <style:style style:name="T11" style:family="text">
      <style:text-properties fo:color="#000000" style:font-name="Liberation Serif" fo:font-weight="bold" style:font-weight-asian="bold" style:font-weight-complex="bold"/>
    </style:style>
    <style:style style:name="T12" style:family="text">
      <style:text-properties fo:color="#000000" style:font-name="Liberation Serif" fo:font-weight="bold" officeooo:rsid="001fd2d1" style:font-weight-asian="bold" style:font-weight-complex="bold"/>
    </style:style>
    <style:style style:name="T13" style:family="text">
      <style:text-properties fo:color="#000000" style:font-name="Liberation Serif" fo:font-size="14pt" style:font-size-asian="14pt" style:font-size-complex="14pt"/>
    </style:style>
    <style:style style:name="T14" style:family="text">
      <style:text-properties fo:color="#000000" style:font-name="Liberation Serif" fo:font-size="14pt" fo:font-weight="bold" style:font-size-asian="14pt" style:font-weight-asian="bold" style:font-size-complex="14pt" style:font-weight-complex="bold"/>
    </style:style>
    <style:style style:name="T15" style:family="text">
      <style:text-properties fo:color="#000000" style:font-name="Liberation Serif" fo:font-size="14pt" fo:font-weight="bold" officeooo:rsid="001fd2d1" style:font-size-asian="14pt" style:font-weight-asian="bold" style:font-size-complex="14pt" style:font-weight-complex="bold"/>
    </style:style>
    <style:style style:name="T16" style:family="text">
      <style:text-properties fo:color="#000000" fo:font-size="14pt" fo:font-weight="bold" style:font-size-asian="14pt" style:font-weight-asian="bold" style:font-size-complex="14pt" style:font-weight-complex="bold"/>
    </style:style>
    <style:style style:name="T17" style:family="text">
      <style:text-properties fo:color="#000000" fo:font-size="14pt" fo:font-weight="bold" officeooo:rsid="001fd2d1" style:font-size-asian="14pt" style:font-weight-asian="bold" style:font-size-complex="14pt" style:font-weight-complex="bold"/>
    </style:style>
    <style:style style:name="T18" style:family="text">
      <style:text-properties fo:color="#000000" fo:font-weight="bold" style:font-weight-asian="bold" style:font-weight-complex="bold"/>
    </style:style>
    <style:style style:name="T19" style:family="text">
      <style:text-properties fo:color="#000000" fo:font-weight="bold" officeooo:rsid="001fd2d1" style:font-weight-asian="bold" style:font-weight-complex="bold"/>
    </style:style>
    <style:style style:name="T20" style:family="text">
      <style:text-properties fo:font-weight="bold" officeooo:rsid="001fd2d1"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GO dates for 2022</text:p>
      <text:p text:style-name="P3"/>
      <text:p text:style-name="P8"><text:span text:style-name="T17">Here are the rest of our lego meetup dates and times for this year. The dates that are in bold are MANDATORY. It is important to have our entire team there. If you cannot commit to these dates, Amanda and I need to know IMMEDIATELY. </text:span></text:p>
      <text:p text:style-name="P9"><text:span text:style-name="T17"/></text:p>
      <text:p text:style-name="P10"><text:span text:style-name="T19">W</text:span><text:span text:style-name="T18">e added a few extra meetings so please make sure to add them to your calendar. Thanks!</text:span></text:p>
      <text:p text:style-name="P4"/>
      <text:p text:style-name="P2"><text:span text:style-name="T1">October 5 </text:span><text:span text:style-name="T15"><text:s text:c="8"/></text:span><text:span text:style-name="T1">1-4pm</text:span></text:p>
      <text:p text:style-name="P2"><text:span text:style-name="T1">Meeting @ Sat. Beach Community Center </text:span></text:p>
      <text:p text:style-name="P2"/>
      <text:p text:style-name="P1">October 12 <text:span text:style-name="T14"><text:s text:c="8"/></text:span>1-4pm</text:p>
      <text:p text:style-name="P1">Meeting @ Sat. Beach Community Center </text:p>
      <text:p text:style-name="P1"/>
      <text:p text:style-name="P1">October 19 <text:span text:style-name="T14"><text:s text:c="8"/></text:span>1-4pm</text:p>
      <text:p text:style-name="P1">Meeting @ Sat. Beach Community Center </text:p>
      <text:p text:style-name="P2"/>
      <text:p text:style-name="P2"><text:span text:style-name="T20">October 22 </text:span><text:span text:style-name="T15"><text:s text:c="8"/></text:span><text:span text:style-name="T20">8am-5pm</text:span></text:p>
      <text:p text:style-name="P2"><text:span text:style-name="T20">LEGO PREQUALIFIER @ </text:span><text:span text:style-name="Strong_20_Emphasis"><text:span text:style-name="T2">Milwee Middle School </text:span></text:span><text:span text:style-name="T2">1341 South Ronald Reagan Boulevard Longwood, FL 32750</text:span><text:span text:style-name="T9"> </text:span></text:p>
      <text:p text:style-name="P1"><text:span text:style-name="T8"/></text:p>
      <text:p text:style-name="P1"><text:span text:style-name="T8">October 25</text:span><text:span text:style-name="T14"> <text:s text:c="7"/></text:span><text:span text:style-name="T8"><text:s/>1-4pm</text:span></text:p>
      <text:p text:style-name="P1"><text:span text:style-name="T8">Meeting @ Sat. Beach Community Center </text:span></text:p>
      <text:p text:style-name="P1"><text:span text:style-name="T8"/></text:p>
      <text:p text:style-name="P1"><text:span text:style-name="T8">October 26</text:span><text:span text:style-name="T14"> <text:s text:c="7"/></text:span><text:span text:style-name="T8"><text:s/>1-4pm</text:span></text:p>
      <text:p text:style-name="P1"><text:span text:style-name="T8">Meeting @ Sat. Beach Community Center </text:span></text:p>
      <text:p text:style-name="P1"><text:span text:style-name="T8"/></text:p>
      <text:p text:style-name="P1"><text:span text:style-name="T8">November 1</text:span><text:span text:style-name="T14"> <text:s text:c="7"/></text:span><text:span text:style-name="T8"><text:s/>1-4pm</text:span></text:p>
      <text:p text:style-name="P1"><text:span text:style-name="T8">Meeting @ Sat. Beach Community Center </text:span></text:p>
      <text:p text:style-name="P1"><text:span text:style-name="T8"/></text:p>
      <text:p text:style-name="P1"><text:span text:style-name="T8">November 2</text:span><text:span text:style-name="T14"> <text:s text:c="7"/></text:span><text:span text:style-name="T8"><text:s/>1-4pm</text:span></text:p>
      <text:p text:style-name="P1"><text:span text:style-name="T8">Meeting @ Sat. Beach Community Center </text:span></text:p>
      <text:p text:style-name="P1"><text:span text:style-name="T8"/></text:p>
      <text:p text:style-name="P1"><text:span text:style-name="T8">November 9</text:span><text:span text:style-name="T14"> <text:s text:c="7"/></text:span><text:span text:style-name="T8"><text:s/>1-4pm</text:span></text:p>
      <text:p text:style-name="P1"><text:span text:style-name="T8">Meeting @ Sat. Beach Community Center </text:span></text:p>
      <text:p text:style-name="P1"><text:span text:style-name="T8"/></text:p>
      <text:p text:style-name="P5"><text:span text:style-name="T8">November 15 </text:span><text:span text:style-name="T13"><text:s text:c="8"/></text:span><text:span text:style-name="T8">1-4pm</text:span></text:p>
      <text:p text:style-name="P5"><text:span text:style-name="T8">Meeting @ Sat. Beach Community Center </text:span></text:p>
      <text:p text:style-name="P1"><text:span text:style-name="T8"/></text:p>
      <text:p text:style-name="P6"><text:span text:style-name="T7">November 19 <text:s text:c="9"/>8am-5pm</text:span></text:p>
      <text:p text:style-name="P7"><text:span text:style-name="T12">Lego Qualifier Competition @</text:span><text:span text:style-name="T4">V</text:span><text:span text:style-name="T3">iera Charter School, Melbourne, Florida, United States, 32940</text:span><text:span text:style-name="T1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eue Plak" svg:font-family="'Neue Plak', apple-system, BlinkMacSystemFont, Roboto, 'Helvetica Neue', Helvetica, Tahoma, Arial, sans-serif"/>
    <style:font-face style:name="Roboto" svg:font-family="Roboto, Arial, sans-serif"/>
    <style:font-face style:name="Arial1" svg:font-family="Arial"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04T16:48:54.889000000</meta:creation-date>
    <dc:date>2022-10-04T17:03:28.341000000</dc:date>
    <meta:editing-duration>PT1M32S</meta:editing-duration>
    <meta:editing-cycles>1</meta:editing-cycles>
    <meta:document-statistic meta:table-count="0" meta:image-count="0" meta:object-count="0" meta:page-count="1" meta:paragraph-count="25" meta:word-count="178" meta:character-count="1137" meta:non-whitespace-character-count="883"/>
    <meta:generator>LibreOffice/6.3.1.2$Windows_X86_64 LibreOffice_project/b79626edf0065ac373bd1df5c28bd630b4424273</meta:generator>
  </office:meta>
</office:document-meta>
</file>